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23A741F93F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0.801cm"/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0.801cm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style:font-name="FreeSans"/>
    </style:style>
    <style:style style:name="T2" style:family="text">
      <style:text-properties style:font-name="FreeSans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-0.019cm" svg:y="0.019cm" svg:width="3.51cm" svg:height="3.33cm" draw:z-index="0"><draw:image xlink:href="Pictures/10000000000002580000023A741F93F5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2"/>
      <text:p text:style-name="P1"><text:tab/><text:tab/><text:tab/><text:tab/><text:tab/><text:tab/><text:tab/><text:tab/><text:tab/>HOMOLOGATEUR GAB</text:p>
      <text:p text:style-name="P3"><text:tab/><text:tab/><text:tab/><text:tab/><text:tab/><text:tab/><text:tab/><text:tab/><text:tab/><text:span text:style-name="T1">Alain SAUDAN</text:span></text:p>
      <text:p text:style-name="P1"><text:tab/><text:tab/><text:tab/><text:tab/><text:tab/><text:tab/><text:tab/><text:tab/><text:tab/>34 Rue DAUBIN</text:p>
      <text:p text:style-name="P1"><text:tab/><text:tab/><text:tab/><text:tab/><text:tab/><text:tab/><text:tab/><text:tab/><text:tab/>1203 GENE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901cm" fo:page-height="16.2cm" style:num-format="1" style:print-orientation="landscape" fo:margin-top="1cm" fo:margin-bottom="0.496cm" fo:margin-left="1.263cm" fo:margin-right="1.00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1T19:15:41</meta:creation-date>
    <meta:print-date>2009-08-22T15:06:47</meta:print-date>
    <dc:date>2009-08-22T15:07:06</dc:date>
    <meta:editing-duration>PT00H55M35S</meta:editing-duration>
    <meta:editing-cycles>5</meta:editing-cycles>
    <meta:generator>OpenOffice.org/3.0$Linux OpenOffice.org_project/300m15$Build-9379</meta:generator>
    <meta:document-statistic meta:table-count="0" meta:image-count="1" meta:object-count="0" meta:page-count="1" meta:paragraph-count="4" meta:word-count="9" meta:character-count="88"/>
  </office:meta>
</office:document-meta>
</file>